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78d" officeooo:paragraph-rsid="0007578d"/>
    </style:style>
    <style:style style:name="P2" style:family="paragraph" style:parent-style-name="Standard">
      <style:text-properties officeooo:rsid="0007578d" officeooo:paragraph-rsid="000852bc"/>
    </style:style>
    <style:style style:name="P3" style:family="paragraph" style:parent-style-name="Standard">
      <style:text-properties fo:font-weight="bold" officeooo:rsid="0007578d" officeooo:paragraph-rsid="0007578d" style:font-weight-asian="bold" style:font-weight-complex="bold"/>
    </style:style>
    <style:style style:name="P4" style:family="paragraph" style:parent-style-name="Standard">
      <style:text-properties fo:font-weight="bold" officeooo:rsid="000852bc" officeooo:paragraph-rsid="0007578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7578d" officeooo:paragraph-rsid="0007578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normal" officeooo:rsid="0007578d" officeooo:paragraph-rsid="0007578d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text-properties officeooo:rsid="0007578d" officeooo:paragraph-rsid="0007578d"/>
    </style:style>
    <style:style style:name="P8" style:family="paragraph" style:parent-style-name="Standard" style:list-style-name="L2">
      <style:text-properties officeooo:rsid="0007578d" officeooo:paragraph-rsid="0007578d"/>
    </style:style>
    <style:style style:name="P9" style:family="paragraph" style:parent-style-name="Standard" style:list-style-name="L3">
      <style:text-properties officeooo:rsid="0007578d" officeooo:paragraph-rsid="000852bc"/>
    </style:style>
    <style:style style:name="P10" style:family="paragraph" style:parent-style-name="Standard" style:list-style-name="L3">
      <style:text-properties officeooo:rsid="000852bc" officeooo:paragraph-rsid="000852bc"/>
    </style:style>
    <style:style style:name="T1" style:family="text">
      <style:text-properties officeooo:rsid="000852bc"/>
    </style:style>
    <style:style style:name="T2" style:family="text">
      <style:text-properties officeooo:rsid="000ac1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S251 Assignment-1</text:p>
      <text:p text:style-name="P1"/>
      <text:p text:style-name="P6">Srilekha Kadambala</text:p>
      <text:p text:style-name="P6">11941190</text:p>
      <text:p text:style-name="P1"/>
      <text:p text:style-name="P1"/>
      <text:p text:style-name="P3">Execution Steps:</text:p>
      <text:list xml:id="list210255216" text:style-name="L1">
        <text:list-item>
          <text:p text:style-name="P7">Run the A1.l file (lex a1.l)</text:p>
        </text:list-item>
        <text:list-item>
          <text:p text:style-name="P7">Run the lex.yy.c file generated by A1.l file (gcc lex.yy.c followed by ./a.out)</text:p>
        </text:list-item>
        <text:list-item>
          <text:p text:style-name="P7">Give the input string</text:p>
        </text:list-item>
      </text:list>
      <text:p text:style-name="P1"/>
      <text:p text:style-name="P1"/>
      <text:list xml:id="list2199889628" text:style-name="L2">
        <text:list-item>
          <text:p text:style-name="P8">In the code, the tokens I have given are : </text:p>
          <text:p text:style-name="P8">KEYWORD, IDENTIFIER, STRING, CONSTANT, OPERATOR, SEPARATOR. </text:p>
          <text:p text:style-name="P8"/>
        </text:list-item>
        <text:list-item>
          <text:p text:style-name="P8">I have also added two tokens for comments – </text:p>
          <text:p text:style-name="P8">SINGLE LINE COMMENT and MULTI LINE COMMENT</text:p>
        </text:list-item>
      </text:list>
      <text:p text:style-name="P1"/>
      <text:p text:style-name="P1"/>
      <text:p text:style-name="P4"/>
      <text:list xml:id="list1827981217" text:style-name="L3">
        <text:list-item>
          <text:p text:style-name="P10"><text:span text:style-name="T2">S</text:span>tatements, system defined functions and pre-processor directives are written as KEYWORD. </text:p>
        </text:list-item>
        <text:list-item>
          <text:p text:style-name="P10">Though the separators like comma comes under special symbols/characters, those are written as SEPARATOR due to their functionality.</text:p>
        </text:list-item>
        <text:list-item>
          <text:p text:style-name="P10">Integer, float and character literals are written as CONSTANT and string literal as STRING. </text:p>
        </text:list-item>
        <text:list-item>
          <text:p text:style-name="P9"><text:span text:style-name="T1">I </text:span>have represented the STRING, CHARACTER LITERALS and escape spaces <text:span text:style-name="T1">using</text:span> a regular expression. </text:p>
        </text:list-item>
      </text:list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8:34:08.872401095</meta:creation-date>
    <dc:date>2021-01-19T20:22:37.062803602</dc:date>
    <meta:editing-duration>PT9M1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130" meta:character-count="801" meta:non-whitespace-character-count="691"/>
  </office:meta>
</office:document-meta>
</file>